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1" office:value-type="date" office:date-value="2011-09-30" calcext:value-type="date">
            <text:p>2011-09-30</text:p>
          </table:table-cell>
          <table:table-cell table:number-columns-repeated="61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24:29.03339191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0-05-10T15:24:39.287586908</dc:date>
    <meta:generator>LibreOffice/6.4.2.2$Linux_X86_64 LibreOffice_project/40$Build-2</meta:generator>
    <meta:editing-duration>PT10S</meta:editing-duration>
    <meta:editing-cycles>1</meta:editing-cycles>
    <meta:document-statistic meta:table-count="1" meta:cell-count="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